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agnostics" table:style-name="ta1">
        <table:shapes>
          <draw:frame draw:z-index="0" draw:style-name="gr1" draw:text-style-name="P1" svg:width="6.2988in" svg:height="3.5429in" svg:x="1.3079in" svg:y="0.2173in">
            <draw:object draw:notify-on-update-of-ranges="diagnostics.A2:diagnostics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2862in" svg:y="3.2295in">
            <draw:object draw:notify-on-update-of-ranges="diagnostics.A11:diagnostics.A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Henry Cavill</text:p>
          </table:table-cell>
        </table:table-row>
        <table:table-row table:style-name="ro1">
          <table:table-cell office:value-type="float" office:value="0.02348" calcext:value-type="float">
            <text:p>0.02348</text:p>
          </table:table-cell>
        </table:table-row>
        <table:table-row table:style-name="ro1">
          <table:table-cell office:value-type="float" office:value="0.015167" calcext:value-type="float">
            <text:p>0.015167</text:p>
          </table:table-cell>
        </table:table-row>
        <table:table-row table:style-name="ro1">
          <table:table-cell office:value-type="float" office:value="0.016241" calcext:value-type="float">
            <text:p>0.016241</text:p>
          </table:table-cell>
        </table:table-row>
        <table:table-row table:style-name="ro1">
          <table:table-cell office:value-type="float" office:value="0.015987" calcext:value-type="float">
            <text:p>0.015987</text:p>
          </table:table-cell>
        </table:table-row>
        <table:table-row table:style-name="ro1">
          <table:table-cell office:value-type="float" office:value="0.035415" calcext:value-type="float">
            <text:p>0.035415</text:p>
          </table:table-cell>
        </table:table-row>
        <table:table-row table:style-name="ro1">
          <table:table-cell office:value-type="float" office:value="0.023386" calcext:value-type="float">
            <text:p>0.023386</text:p>
          </table:table-cell>
        </table:table-row>
        <table:table-row table:style-name="ro1">
          <table:table-cell office:value-type="float" office:value="0.017416" calcext:value-type="float">
            <text:p>0.017416</text:p>
          </table:table-cell>
        </table:table-row>
        <table:table-row table:style-name="ro1">
          <table:table-cell office:value-type="float" office:value="0.015899" calcext:value-type="float">
            <text:p>0.015899</text:p>
          </table:table-cell>
        </table:table-row>
        <table:table-row table:style-name="ro1">
          <table:table-cell office:value-type="string" calcext:value-type="string">
            <text:p>Big Sample Image</text:p>
          </table:table-cell>
        </table:table-row>
        <table:table-row table:style-name="ro1">
          <table:table-cell office:value-type="float" office:value="0.171592" calcext:value-type="float">
            <text:p>0.171592</text:p>
          </table:table-cell>
        </table:table-row>
        <table:table-row table:style-name="ro1">
          <table:table-cell office:value-type="float" office:value="0.170544" calcext:value-type="float">
            <text:p>0.170544</text:p>
          </table:table-cell>
        </table:table-row>
        <table:table-row table:style-name="ro1">
          <table:table-cell office:value-type="float" office:value="0.18155" calcext:value-type="float">
            <text:p>0.18155</text:p>
          </table:table-cell>
        </table:table-row>
        <table:table-row table:style-name="ro1">
          <table:table-cell office:value-type="float" office:value="0.181682" calcext:value-type="float">
            <text:p>0.181682</text:p>
          </table:table-cell>
        </table:table-row>
        <table:table-row table:style-name="ro1">
          <table:table-cell office:value-type="float" office:value="0.465219" calcext:value-type="float">
            <text:p>0.465219</text:p>
          </table:table-cell>
        </table:table-row>
        <table:table-row table:style-name="ro1">
          <table:table-cell office:value-type="float" office:value="0.294116" calcext:value-type="float">
            <text:p>0.294116</text:p>
          </table:table-cell>
        </table:table-row>
        <table:table-row table:style-name="ro1">
          <table:table-cell office:value-type="float" office:value="0.225394" calcext:value-type="float">
            <text:p>0.225394</text:p>
          </table:table-cell>
        </table:table-row>
        <table:table-row table:style-name="ro1">
          <table:table-cell office:value-type="float" office:value="0.186553" calcext:value-type="float">
            <text:p>0.186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5T12:46:51.459056377</dc:date>
    <meta:editing-duration>PT6M11S</meta:editing-duration>
    <meta:editing-cycles>1</meta:editing-cycles>
    <meta:generator>LibreOffice/7.3.7.2$Linux_X86_64 LibreOffice_project/30$Build-2</meta:generator>
    <meta:document-statistic meta:table-count="1" meta:cell-count="1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Henry Cavill picture modifier</text:p>
        </chart:title>
        <chart:legend chart:legend-position="end" svg:x="13.737cm" svg:y="4.201cm" style:legend-expansion="high" chart:style-name="ch3"/>
        <chart:plot-area chart:style-name="ch4" table:cell-range-address="diagnostics.A2:diagnostics.A9" svg:x="0.32cm" svg:y="1.275cm" svg:width="13.097cm" svg:height="7.545cm">
          <chart:coordinate-region svg:x="1.418cm" svg:y="1.474cm" svg:width="11.999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iagnostics.A2:diagnostics.A9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48">
                <text:p>0.02348</text:p>
                <draw:g>
                  <svg:desc>diagnostics.A2:diagnostics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167">
                <text:p>0.015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241">
                <text:p>0.016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987">
                <text:p>0.015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415">
                <text:p>0.035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386">
                <text:p>0.023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7416">
                <text:p>0.017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899">
                <text:p>0.0158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 xmlns:css3t="http://www.w3.org/TR/css3-text/" xmlns:xhtml="http://www.w3.org/1999/xhtml" xmlns:formx="urn:openoffice:names:experimental:ooxml-odf-interop:xmlns:form:1.0" xmlns:xsi="http://www.w3.org/2001/XMLSchema-instance" xmlns:rpt="http://openoffice.org/2005/report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Big Sample picture modifier</text:p>
        </chart:title>
        <chart:legend chart:legend-position="end" svg:x="13.737cm" svg:y="4.201cm" style:legend-expansion="high" chart:style-name="ch3"/>
        <chart:plot-area chart:style-name="ch4" table:cell-range-address="diagnostics.A11:diagnostics.A18" svg:x="0.32cm" svg:y="1.275cm" svg:width="13.097cm" svg:height="7.545cm">
          <chart:coordinate-region svg:x="1.232cm" svg:y="1.475cm" svg:width="12.185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iagnostics.A11:diagnostics.A1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1592">
                <text:p>0.171592</text:p>
                <draw:g>
                  <svg:desc>diagnostics.A11:diagnostics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0544">
                <text:p>0.170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155">
                <text:p>0.18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1682">
                <text:p>0.181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5219">
                <text:p>0.465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4116">
                <text:p>0.294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5394">
                <text:p>0.225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6553">
                <text:p>0.1865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 xmlns:css3t="http://www.w3.org/TR/css3-text/" xmlns:xhtml="http://www.w3.org/1999/xhtml" xmlns:formx="urn:openoffice:names:experimental:ooxml-odf-interop:xmlns:form:1.0" xmlns:xsi="http://www.w3.org/2001/XMLSchema-instance" xmlns:rpt="http://openoffice.org/2005/report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